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$Tables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$Tables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$Tables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$Tables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$Tables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$Tables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$Tables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$Tables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$Fluoro.$Y$123]=&quot;&quot;;NA();[$Fluoro.$Y$121:$Fluoro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$Fluoro.$Y$155]=&quot;&quot;;NA();[$Fluoro.$Y$153:$Fluoro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/00/0000</text:date>, <text:time style:data-style-name="N2" text:time-value="19:00:33.185452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1-17T19:03:13.574539990</dc:date>
    <meta:editing-duration>P2DT3H52M58S</meta:editing-duration>
    <meta:editing-cycles>391</meta:editing-cycles>
    <meta:generator>LibreOffice/5.4.4.2$Linux_X86_64 LibreOffice_project/40$Build-2</meta:generator>
    <meta:document-statistic meta:table-count="5" meta:cell-count="67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92cm" svg:y="20.062cm" chart:style-name="ch5">
              <text:p>mm Al</text:p>
            </chart:title>
          </chart:axis>
          <chart:axis chart:dimension="y" chart:name="primary-y" chart:style-name="ch6">
            <chart:title svg:x="0.451cm" svg:y="12.607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6.905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6.905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